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Author" style:list-style-name="L1"/>
    <style:style style:name="P3" style:family="paragraph" style:parent-style-name="Title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style-name="Regular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color="#000000"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0000" style:font-name="Times New Roman2" fo:font-family="'Times New Roman'" style:font-style-name="Bold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0000" style:font-name="Times New Roman3" fo:font-family="'Times New Roman'" style:font-style-name="Italic" style:font-family-generic="roman" style:font-pitch="variable"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Times New Roman1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style:font-name="Times New Roman2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H</dc:title>
    <meta:editing-duration>PT3M20S</meta:editing-duration>
    <meta:editing-cycles>4</meta:editing-cycles>
    <meta:generator>LibreOffice/4.4.1.2$MacOSX_X86_64 LibreOffice_project/45e2de17089c24a1fa810c8f975a7171ba4cd432</meta:generator>
    <meta:creation-date>2015-03-14T15:11:34.701636000</meta:creation-date>
    <dc:date>2015-03-14T15:51:28.588923000</dc:date>
    <meta:document-statistic meta:table-count="0" meta:image-count="0" meta:object-count="0" meta:page-count="2" meta:paragraph-count="1" meta:word-count="1" meta:character-count="2" meta:non-whitespace-character-count="1"/>
    <meta:template xlink:type="simple" xlink:actuate="onRequest" xlink:title="SHH" xlink:href="../../../../../../Library/Application%20Support/LibreOffice/4/user/template/SHH.ott" meta:date="2015-03-14T15:11:34.504180000"/>
  </office:meta>
</office:document-meta>
</file>